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Mono L" svg:font-family="'Nimbus Mono L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.135cm"/>
    </style:style>
    <style:style style:name="gr2" style:family="graphic" style:parent-style-name="objectwithoutfill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3" style:family="graphic" style:parent-style-name="standard">
      <style:graphic-properties draw:fill-color="#7da7d8" draw:textarea-horizontal-align="justify" draw:textarea-vertical-align="middle" draw:auto-grow-height="false" fo:min-height="1.008cm" fo:min-width="0.758cm"/>
    </style:style>
    <style:style style:name="gr4" style:family="graphic" style:parent-style-name="standard">
      <style:graphic-properties draw:fill-color="#dddddd" draw:textarea-horizontal-align="justify" draw:textarea-vertical-align="middle" draw:auto-grow-height="false" fo:min-height="0.512cm" fo:min-width="2.421cm"/>
    </style:style>
    <style:style style:name="gr5" style:family="graphic" style:parent-style-name="standard">
      <style:graphic-properties draw:fill-color="#adc5e7" draw:textarea-horizontal-align="justify" draw:textarea-vertical-align="top" draw:auto-grow-height="false" fo:min-height="7.898cm" fo:min-width="1.679cm"/>
    </style:style>
    <style:style style:name="gr6" style:family="graphic" style:parent-style-name="standard">
      <style:graphic-properties draw:stroke="none" svg:stroke-color="#000000" draw:fill="none" draw:fill-color="#ffffff" fo:min-height="0.314cm"/>
    </style:style>
    <style:style style:name="gr7" style:family="graphic" style:parent-style-name="standard">
      <style:graphic-properties draw:fill-color="#dddddd" draw:textarea-horizontal-align="justify" draw:textarea-vertical-align="middle" draw:auto-grow-height="false" fo:min-height="9.402cm" fo:min-width="1.659cm"/>
    </style:style>
    <style:style style:name="gr8" style:family="graphic" style:parent-style-name="standard">
      <style:graphic-properties draw:stroke="none" svg:stroke-color="#000000" draw:fill="none" draw:fill-color="#ffffff" fo:min-height="1.171cm"/>
    </style:style>
    <style:style style:name="gr9" style:family="graphic" style:parent-style-name="standard">
      <style:graphic-properties draw:stroke="none" svg:stroke-color="#000000" draw:fill="none" draw:fill-color="#ffffff" fo:min-height="0.781cm"/>
    </style:style>
    <style:style style:name="gr10" style:family="graphic" style:parent-style-name="objectwithoutfill">
      <style:graphic-properties draw:marker-end="Symmetric_20_Arrow" draw:marker-end-width="0.3cm" draw:fill="none" draw:textarea-vertical-align="middle"/>
    </style:style>
    <style:style style:name="gr11" style:family="graphic" style:parent-style-name="standard">
      <style:graphic-properties draw:fill-color="#dddddd" draw:textarea-horizontal-align="justify" draw:textarea-vertical-align="middle" draw:auto-grow-height="false" fo:min-height="1.401cm" fo:min-width="1.659cm"/>
    </style:style>
    <style:style style:name="gr12" style:family="graphic" style:parent-style-name="objectwithoutfill">
      <style:graphic-properties draw:stroke="dash" draw:stroke-dash="Fine_20_Dashed" svg:stroke-width="0.106cm" svg:stroke-color="#729fcf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3" style:family="graphic" style:parent-style-name="standard">
      <style:graphic-properties draw:fill-color="#b2b2b2" draw:textarea-horizontal-align="justify" draw:textarea-vertical-align="middle" draw:auto-grow-height="false" fo:min-height="0.258cm" fo:min-width="1.659cm"/>
    </style:style>
    <style:style style:name="gr14" style:family="graphic" style:parent-style-name="standard">
      <style:graphic-properties draw:fill-color="#adc5e7" draw:textarea-horizontal-align="justify" draw:textarea-vertical-align="middle" draw:auto-grow-height="false" fo:min-height="0.386cm" fo:min-width="0.86cm"/>
    </style:style>
    <style:style style:name="gr15" style:family="graphic" style:parent-style-name="standard">
      <style:graphic-properties draw:stroke="none" svg:stroke-color="#000000" draw:fill="none" draw:fill-color="#ffffff" fo:min-height="0.334cm"/>
    </style:style>
    <style:style style:name="gr16" style:family="graphic" style:parent-style-name="objectwithoutfill">
      <style:graphic-properties draw:stroke="solid" draw:stroke-dash="Ultrafine_20_2_20_Dots_20_3_20_Dashes" draw:marker-end="Symmetric_20_Arrow" draw:marker-end-width="0.3cm" draw:fill="none" draw:textarea-vertical-align="middle"/>
    </style:style>
    <style:style style:name="gr17" style:family="graphic" style:parent-style-name="standard">
      <style:graphic-properties draw:stroke="none" svg:stroke-color="#000000" draw:fill="none" draw:fill-color="#ffffff" fo:min-height="0.391cm"/>
    </style:style>
    <style:style style:name="gr18" style:family="graphic" style:parent-style-name="standard">
      <style:graphic-properties draw:fill-color="#dddddd" draw:textarea-horizontal-align="justify" draw:textarea-vertical-align="middle" draw:auto-grow-height="false" fo:min-height="0.512cm" fo:min-width="1.659cm"/>
    </style:style>
    <style:style style:name="gr19" style:family="graphic" style:parent-style-name="standard">
      <style:graphic-properties draw:fill-color="#fffbcc" draw:textarea-horizontal-align="justify" draw:textarea-vertical-align="middle" draw:auto-grow-height="false" fo:min-height="1.008cm" fo:min-width="0.758cm"/>
    </style:style>
    <style:style style:name="gr20" style:family="graphic" style:parent-style-name="objectwithoutfill">
      <style:graphic-properties draw:stroke="dash" draw:stroke-dash="Ultrafine_20_2_20_Dots_20_3_20_Dashes" draw:marker-end="Symmetric_20_Arrow" draw:marker-end-width="0.3cm" draw:fill="none" draw:textarea-vertical-align="middle"/>
    </style:style>
    <style:style style:name="gr21" style:family="graphic" style:parent-style-name="objectwithoutfill">
      <style:graphic-properties draw:stroke="solid" draw:stroke-dash="Ultrafine_20_Dashed" draw:marker-end="Symmetric_20_Arrow" draw:marker-end-width="0.3cm" draw:fill="none" draw:textarea-vertical-align="middle"/>
    </style:style>
    <style:style style:name="gr22" style:family="graphic" style:parent-style-name="standard">
      <style:graphic-properties draw:fill-color="#adc5e7" draw:textarea-horizontal-align="justify" draw:textarea-vertical-align="middle" draw:auto-grow-height="false" fo:min-height="1.074cm" fo:min-width="0.86cm"/>
    </style:style>
    <style:style style:name="gr23" style:family="graphic" style:parent-style-name="objectwithoutfill">
      <style:graphic-properties draw:marker-end="Arrow" draw:marker-end-width="0.3cm" draw:fill="none" draw:textarea-vertical-align="middle"/>
    </style:style>
    <style:style style:name="gr24" style:family="graphic" style:parent-style-name="standard">
      <style:graphic-properties draw:stroke="none" svg:stroke-color="#000000" draw:fill="none" draw:fill-color="#ffffff" fo:min-height="0.653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3cm" fo:min-width="1.052cm"/>
    </style:style>
    <style:style style:name="gr26" style:family="graphic" style:parent-style-name="standard">
      <style:graphic-properties draw:textarea-horizontal-align="justify" draw:textarea-vertical-align="middle" draw:auto-grow-height="false" fo:min-height="1.074cm" fo:min-width="0.86cm"/>
    </style:style>
    <style:style style:name="gr27" style:family="graphic" style:parent-style-name="standard">
      <style:graphic-properties draw:textarea-horizontal-align="justify" draw:textarea-vertical-align="middle" draw:auto-grow-height="false" fo:min-height="0.791cm" fo:min-width="0.86cm"/>
    </style:style>
    <style:style style:name="gr28" style:family="graphic" style:parent-style-name="objectwithoutfill">
      <style:graphic-properties draw:fill="none" draw:textarea-vertical-align="middle"/>
    </style:style>
    <style:style style:name="gr29" style:family="graphic" style:parent-style-name="standard">
      <style:graphic-properties draw:fill-color="#c1cede" draw:textarea-horizontal-align="justify" draw:textarea-vertical-align="middle" draw:auto-grow-height="false" fo:min-height="2.512cm" fo:min-width="13.47cm"/>
    </style:style>
    <style:style style:name="gr30" style:family="graphic" style:parent-style-name="standard">
      <style:graphic-properties draw:fill-color="#e5e5aa" draw:textarea-horizontal-align="justify" draw:textarea-vertical-align="middle" draw:auto-grow-height="false" fo:min-height="0.385cm" fo:min-width="2.294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1.539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0.899cm"/>
    </style:style>
    <style:style style:name="gr33" style:family="graphic" style:parent-style-name="objectwithoutfill">
      <style:graphic-properties draw:marker-start="Arrow" draw:marker-end="" draw:marker-end-width="0.3cm" draw:fill="none" draw:textarea-vertical-align="middle"/>
    </style:style>
    <style:style style:name="gr34" style:family="graphic" style:parent-style-name="standard">
      <style:graphic-properties draw:fill-color="#ccafa5" draw:textarea-horizontal-align="justify" draw:textarea-vertical-align="middle" draw:auto-grow-height="false" fo:min-height="1.735cm" fo:min-width="1.406cm"/>
    </style:style>
    <style:style style:name="gr35" style:family="graphic" style:parent-style-name="standard">
      <style:graphic-properties draw:fill-color="#ccd8c7" draw:textarea-horizontal-align="justify" draw:textarea-vertical-align="middle" draw:auto-grow-height="false" fo:min-height="0.385cm" fo:min-width="2.294cm"/>
    </style:style>
    <style:style style:name="gr36" style:family="graphic" style:parent-style-name="standard">
      <style:graphic-properties draw:textarea-horizontal-align="justify" draw:textarea-vertical-align="middle" draw:auto-grow-height="false" fo:min-height="0.258cm" fo:min-width="0.008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7da7d8"/>
      <style:paragraph-properties fo:text-align="center"/>
      <style:text-properties fo:font-size="10pt" fo:font-weight="bold" style:font-size-asian="10pt" style:font-size-complex="10pt"/>
    </style:style>
    <style:style style:name="P4" style:family="paragraph">
      <loext:graphic-properties draw:fill-color="#dddddd"/>
      <style:paragraph-properties fo:text-align="center"/>
      <style:text-properties fo:font-size="10pt" style:font-size-asian="10pt" style:font-size-complex="10pt"/>
    </style:style>
    <style:style style:name="P5" style:family="paragraph">
      <loext:graphic-properties draw:fill-color="#adc5e7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6" style:family="paragraph">
      <loext:graphic-properties draw:fill="none" draw:fill-color="#ffffff"/>
      <style:text-properties fo:font-size="8pt"/>
    </style:style>
    <style:style style:name="P7" style:family="paragraph">
      <loext:graphic-properties draw:fill-color="#dddddd"/>
      <style:paragraph-properties fo:text-align="center"/>
    </style:style>
    <style:style style:name="P8" style:family="paragraph">
      <loext:graphic-properties draw:fill="none" draw:fill-color="#ffffff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9" style:family="paragraph">
      <loext:graphic-properties draw:fill="none" draw:fill-color="#ffffff"/>
      <style:paragraph-properties fo:text-align="center"/>
      <style:text-properties fo:font-size="10pt" style:font-size-asian="10pt" style:font-size-complex="10pt"/>
    </style:style>
    <style:style style:name="P10" style:family="paragraph">
      <loext:graphic-properties draw:fill="none" draw:fill-color="#ffffff"/>
      <style:text-properties fo:font-size="8pt" style:font-size-asian="8pt" style:font-size-complex="8pt"/>
    </style:style>
    <style:style style:name="P11" style:family="paragraph">
      <loext:graphic-properties draw:fill-color="#b2b2b2"/>
      <style:paragraph-properties fo:text-align="center"/>
      <style:text-properties fo:font-size="8pt" style:font-size-asian="8pt" style:font-size-complex="8pt"/>
    </style:style>
    <style:style style:name="P12" style:family="paragraph">
      <loext:graphic-properties draw:fill-color="#adc5e7"/>
      <style:paragraph-properties fo:text-align="center"/>
      <style:text-properties fo:font-size="8pt" style:font-size-asian="8pt" style:font-size-complex="8pt"/>
    </style:style>
    <style:style style:name="P13" style:family="paragraph">
      <loext:graphic-properties draw:fill="none" draw:fill-color="#ffffff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4" style:family="paragraph">
      <loext:graphic-properties draw:fill-color="#dddddd"/>
      <style:paragraph-properties fo:text-align="center"/>
      <style:text-properties fo:font-size="8pt" style:font-size-asian="10pt" style:font-size-complex="10pt"/>
    </style:style>
    <style:style style:name="P15" style:family="paragraph">
      <loext:graphic-properties draw:fill-color="#fffbcc"/>
      <style:paragraph-properties fo:text-align="center"/>
      <style:text-properties fo:font-size="10pt" fo:font-weight="bold" style:font-size-asian="10pt" style:font-size-complex="10pt"/>
    </style:style>
    <style:style style:name="P16" style:family="paragraph">
      <loext:graphic-properties draw:fill="none" draw:fill-color="#ffffff"/>
      <style:paragraph-properties fo:text-align="center"/>
      <style:text-properties fo:font-size="8pt" style:font-size-asian="8pt" style:font-size-complex="8pt"/>
    </style:style>
    <style:style style:name="P17" style:family="paragraph">
      <style:paragraph-properties fo:text-align="center"/>
      <style:text-properties fo:font-size="8pt" style:font-size-asian="8pt" style:font-size-complex="8pt"/>
    </style:style>
    <style:style style:name="P18" style:family="paragraph">
      <loext:graphic-properties draw:fill-color="#c1cede"/>
      <style:paragraph-properties fo:text-align="center"/>
      <style:text-properties fo:color="#999999" fo:font-size="14pt"/>
    </style:style>
    <style:style style:name="P19" style:family="paragraph">
      <loext:graphic-properties draw:fill-color="#e5e5aa"/>
      <style:paragraph-properties fo:text-align="center"/>
      <style:text-properties fo:font-size="10.5pt" style:font-size-asian="10.5pt" style:font-size-complex="10.5pt"/>
    </style:style>
    <style:style style:name="P20" style:family="paragraph">
      <loext:graphic-properties draw:fill="none"/>
      <style:paragraph-properties fo:text-align="center"/>
      <style:text-properties fo:font-size="12pt"/>
    </style:style>
    <style:style style:name="P21" style:family="paragraph">
      <loext:graphic-properties draw:fill="none" draw:fill-color="#ffffff"/>
      <style:text-properties fo:font-size="12pt"/>
    </style:style>
    <style:style style:name="P22" style:family="paragraph">
      <loext:graphic-properties draw:fill-color="#ccafa5"/>
      <style:paragraph-properties fo:text-align="center"/>
      <style:text-properties fo:font-size="12pt" style:font-size-asian="12pt" style:font-size-complex="12pt"/>
    </style:style>
    <style:style style:name="P23" style:family="paragraph">
      <loext:graphic-properties draw:fill-color="#ccd8c7"/>
      <style:paragraph-properties fo:text-align="center"/>
      <style:text-properties fo:font-size="10.5pt" style:font-size-asian="10.5pt" style:font-size-complex="10.5pt"/>
    </style:style>
    <style:style style:name="T1" style:family="text">
      <style:text-properties fo:font-size="10pt" fo:font-weight="bold" style:font-size-asian="10pt" style:font-size-complex="10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fo:font-weight="bold" style:font-size-asian="10pt" style:font-weight-asian="bold" style:font-size-complex="10pt" style:font-weight-complex="bold"/>
    </style:style>
    <style:style style:name="T4" style:family="text">
      <style:text-properties fo:font-size="8pt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fo:font-size="8pt" fo:language="ca" fo:country="ES" style:font-size-asian="8pt" style:font-size-complex="8pt"/>
    </style:style>
    <style:style style:name="T7" style:family="text"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8" style:family="text">
      <style:text-properties fo:font-size="8pt" style:font-size-asian="10pt" style:font-size-complex="10pt"/>
    </style:style>
    <style:style style:name="T9" style:family="text">
      <style:text-properties fo:font-size="8pt" fo:background-color="#ffffff" style:font-size-asian="8pt" style:font-size-complex="8pt"/>
    </style:style>
    <style:style style:name="T10" style:family="text">
      <style:text-properties fo:color="#999999" fo:font-size="14pt"/>
    </style:style>
    <style:style style:name="T11" style:family="text">
      <style:text-properties fo:font-size="10.5pt" style:font-size-asian="10.5pt" style:font-size-complex="10.5pt"/>
    </style:style>
    <style:style style:name="T12" style:family="text">
      <style:text-properties fo:font-size="12pt"/>
    </style:style>
    <style:style style:name="T1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4" draw:id="id14" draw:layer="layout" svg:width="0.635cm" svg:height="0.127cm" svg:x="19.091cm" svg:y="9.2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15" draw:id="id15" draw:layer="layout" svg:width="0.635cm" svg:height="0.127cm" svg:x="19.091cm" svg:y="9.6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16" draw:id="id16" draw:layer="layout" svg:width="0.635cm" svg:height="0.127cm" svg:x="19.091cm" svg:y="12.425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.381cm" svg:y1="7.581cm" svg:x2="1.381cm" svg:y2="12.276cm">
          <text:p/>
        </draw:line>
        <draw:custom-shape draw:style-name="gr3" draw:text-style-name="P3" xml:id="id3" draw:id="id3" draw:layer="layout" svg:width="1.778cm" svg:height="1.778cm" svg:x="2.489cm" svg:y="10.445cm">
          <text:p text:style-name="P1"><text:span text:style-name="T1">Flow</text:span></text:p>
          <text:p text:style-name="P1"><text:span text:style-name="T1">Read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4" draw:id="id4" draw:layer="layout" svg:width="2.921cm" svg:height="0.762cm" svg:x="5.083cm" svg:y="10.953cm">
          <text:p text:style-name="P1"><text:span text:style-name="T2">P</text:span><text:span text:style-name="T2">a</text:span><text:span text:style-name="T2">yl</text:span><text:span text:style-name="T2">o</text:span><text:span text:style-name="T2">a</text:span><text:span text:style-name="T2">d </text:span><text:span text:style-name="T2">B</text:span><text:span text:style-name="T2">uf</text:span><text:span text:style-name="T2">fe</text:span><text:span text:style-name="T2">r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.413cm" svg:height="8.382cm" svg:x="9.833cm" svg:y="4.683cm">
          <text:p text:style-name="P1"><text:span text:style-name="T3">BP</text:span></text:p>
          <text:p text:style-name="P1"><text:span text:style-name="T3">Librar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6" xml:id="id1" draw:id="id1" draw:layer="layout" svg:width="2.362cm" svg:height="0.564cm" svg:x="9.833cm" svg:y="11.072cm">
          <draw:text-box>
            <text:p><text:span text:style-name="T4">bplib_store()</text:span></text:p>
          </draw:text-box>
        </draw:frame>
        <draw:custom-shape draw:style-name="gr7" draw:text-style-name="P7" draw:layer="layout" svg:width="2.159cm" svg:height="9.652cm" svg:x="17.618cm" svg:y="4.399cm">
          <text:p/>
          <draw:enhanced-geometry svg:viewBox="0 0 21600 21600" draw:type="rectangle" draw:enhanced-path="M 0 0 L 21600 0 21600 21600 0 21600 0 0 Z N"/>
        </draw:custom-shape>
        <draw:frame draw:style-name="gr8" draw:text-style-name="P8" draw:layer="layout" svg:width="2.667cm" svg:height="1.421cm" svg:x="17.317cm" svg:y="3.283cm">
          <draw:text-box>
            <text:p text:style-name="P1"><text:span text:style-name="T3">Flash Bundle Storage</text:span></text:p>
          </draw:text-box>
        </draw:frame>
        <draw:frame draw:style-name="gr9" draw:text-style-name="P9" draw:layer="layout" svg:width="1.905cm" svg:height="1.031cm" svg:x="0.431cm" svg:y="12.315cm">
          <draw:text-box>
            <text:p text:style-name="P1"><text:span text:style-name="T2">Software Bus</text:span></text:p>
          </draw:text-box>
        </draw:frame>
        <draw:connector draw:style-name="gr10" draw:text-style-name="P2" draw:layer="layout" svg:x1="12.195cm" svg:y1="11.354cm" svg:x2="14.054cm" svg:y2="12.666cm" draw:start-shape="id1" draw:start-glue-point="1" draw:end-shape="id2" draw:end-glue-point="3" svg:d="M12195 11354h929v1312h930" svg:viewBox="0 0 1860 1313">
          <text:p/>
        </draw:connector>
        <draw:line draw:style-name="gr10" draw:text-style-name="P2" draw:layer="layout" svg:x1="1.4cm" svg:y1="11.334cm" svg:x2="2.543cm" svg:y2="11.334cm">
          <text:p/>
        </draw:line>
        <draw:frame draw:style-name="gr6" draw:text-style-name="P10" draw:layer="layout" svg:width="1.397cm" svg:height="0.564cm" svg:x="1.327cm" svg:y="10.926cm">
          <draw:text-box>
            <text:p><text:span text:style-name="T5">TLM</text:span></text:p>
          </draw:text-box>
        </draw:frame>
        <draw:connector draw:style-name="gr10" draw:text-style-name="P2" draw:layer="layout" draw:type="line" svg:x1="4.267cm" svg:y1="11.334cm" svg:x2="5.083cm" svg:y2="11.334cm" draw:start-shape="id3" draw:start-glue-point="10" draw:end-shape="id4" draw:end-glue-point="3" svg:d="M4267 11334h816" svg:viewBox="0 0 817 1">
          <text:p/>
        </draw:connector>
        <draw:custom-shape draw:style-name="gr11" draw:text-style-name="P7" draw:layer="layout" svg:width="2.159cm" svg:height="1.651cm" svg:x="17.618cm" svg:y="12.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2.159cm" svg:height="1.651cm" svg:x="17.618cm" svg:y="10.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2.159cm" svg:height="1.651cm" svg:x="17.618cm" svg:y="12.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2.159cm" svg:height="1.651cm" svg:x="17.618cm" svg:y="7.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2.159cm" svg:height="1.651cm" svg:x="17.618cm" svg:y="4.4cm">
          <text:p/>
          <draw:enhanced-geometry svg:viewBox="0 0 21600 21600" draw:type="rectangle" draw:enhanced-path="M 0 0 L 21600 0 21600 21600 0 21600 0 0 Z N"/>
        </draw:custom-shape>
        <draw:line draw:style-name="gr12" draw:text-style-name="P2" draw:layer="layout" svg:x1="18.634cm" svg:y1="7.955cm" svg:x2="18.634cm" svg:y2="9.098cm">
          <text:p/>
        </draw:line>
        <draw:custom-shape draw:style-name="gr13" draw:text-style-name="P11" xml:id="id12" draw:id="id12" draw:layer="layout" svg:width="2.159cm" svg:height="0.508cm" svg:x="17.618cm" svg:y="12.425cm">
          <text:p text:style-name="P1"><text:span text:style-name="T5">Block Header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2.159cm" svg:height="0.508cm" svg:x="17.618cm" svg:y="13.225cm">
          <text:p text:style-name="P1"><text:span text:style-name="T5">Bundle</text:span></text:p>
          <draw:enhanced-geometry svg:viewBox="0 0 21600 21600" draw:type="rectangle" draw:enhanced-path="M 0 0 L 21600 0 21600 21600 0 21600 0 0 Z N"/>
        </draw:custom-shape>
        <draw:custom-shape draw:style-name="gr14" draw:text-style-name="P12" xml:id="id2" draw:id="id2" draw:layer="layout" svg:width="1.778cm" svg:height="0.635cm" svg:x="14.054cm" svg:y="12.349cm">
          <text:p text:style-name="P1"><text:span text:style-name="T6">Flow</text:span><text:span text:style-name="T5"> Head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3" draw:text-style-name="P3" xml:id="id13" draw:id="id13" draw:layer="layout" svg:width="1.778cm" svg:height="1.778cm" svg:x="6.207cm" svg:y="5.648cm">
          <text:p text:style-name="P1"><text:span text:style-name="T1">Flow</text:span></text:p>
          <text:p text:style-name="P1"><text:span text:style-name="T1">Writ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6" xml:id="id6" draw:id="id6" draw:layer="layout" svg:width="2.489cm" svg:height="0.584cm" svg:x="9.833cm" svg:y="6.254cm">
          <draw:text-box>
            <text:p><text:span text:style-name="T4">bplib_load()</text:span></text:p>
          </draw:text-box>
        </draw:frame>
        <draw:connector draw:style-name="gr16" draw:text-style-name="P2" draw:layer="layout" svg:x1="14.073cm" svg:y1="6.27cm" svg:x2="12.322cm" svg:y2="6.546cm" draw:start-shape="id5" draw:start-glue-point="3" draw:end-shape="id6" draw:end-glue-point="1" svg:d="M14073 6270h-876v276h-875" svg:viewBox="0 0 1752 277">
          <text:p/>
        </draw:connector>
        <draw:custom-shape draw:style-name="gr13" draw:text-style-name="P11" xml:id="id11" draw:id="id11" draw:layer="layout" svg:width="2.159cm" svg:height="0.508cm" svg:x="17.618cm" svg:y="6.025cm">
          <text:p text:style-name="P1"><text:span text:style-name="T5">Block Header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2.159cm" svg:height="0.508cm" svg:x="17.618cm" svg:y="6.825cm">
          <text:p text:style-name="P1"><text:span text:style-name="T5">Bundle</text:span></text:p>
          <draw:enhanced-geometry svg:viewBox="0 0 21600 21600" draw:type="rectangle" draw:enhanced-path="M 0 0 L 21600 0 21600 21600 0 21600 0 0 Z N"/>
        </draw:custom-shape>
        <draw:frame draw:style-name="gr17" draw:text-style-name="P13" draw:layer="layout" svg:width="1.905cm" svg:height="0.641cm" svg:x="7.977cm" svg:y="10.817cm">
          <draw:text-box>
            <text:p><text:span text:style-name="T7">Payload</text:span></text:p>
          </draw:text-box>
        </draw:frame>
        <draw:frame draw:style-name="gr17" draw:text-style-name="P13" draw:layer="layout" svg:width="1.905cm" svg:height="0.641cm" svg:x="12.278cm" svg:y="5.765cm">
          <draw:text-box>
            <text:p><text:span text:style-name="T7">Bundle</text:span></text:p>
          </draw:text-box>
        </draw:frame>
        <draw:custom-shape draw:style-name="gr18" draw:text-style-name="P14" xml:id="id7" draw:id="id7" draw:layer="layout" svg:width="2.159cm" svg:height="0.762cm" svg:x="3.159cm" svg:y="6.156cm">
          <text:p text:style-name="P1"><text:span text:style-name="T8">AOS Frame</text:span></text:p>
          <text:p text:style-name="P1"><text:span text:style-name="T8">Buffer</text:span></text:p>
          <draw:enhanced-geometry svg:viewBox="0 0 21600 21600" draw:type="rectangle" draw:enhanced-path="M 0 0 L 21600 0 21600 21600 0 21600 0 0 Z N"/>
        </draw:custom-shape>
        <draw:custom-shape draw:style-name="gr19" draw:text-style-name="P15" xml:id="id8" draw:id="id8" draw:layer="layout" svg:width="1.778cm" svg:height="1.778cm" svg:x="0.492cm" svg:y="4.556cm">
          <text:p text:style-name="P1"><text:span text:style-name="T1">SpW</text:span></text:p>
          <text:p text:style-name="P1"><text:span text:style-name="T1">No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" draw:text-style-name="P2" draw:layer="layout" svg:x1="3.159cm" svg:y1="6.537cm" svg:x2="2.27cm" svg:y2="5.445cm" draw:start-shape="id7" draw:start-glue-point="3" draw:end-shape="id8" draw:end-glue-point="10" svg:d="M3159 6537h-444v-1092h-445" svg:viewBox="0 0 890 1093">
          <text:p/>
        </draw:connector>
        <draw:frame draw:style-name="gr17" draw:text-style-name="P13" draw:layer="layout" svg:width="1.905cm" svg:height="0.641cm" svg:x="8.178cm" svg:y="6.065cm">
          <draw:text-box>
            <text:p><text:span text:style-name="T7">Bundle</text:span></text:p>
          </draw:text-box>
        </draw:frame>
        <draw:custom-shape draw:style-name="gr14" draw:text-style-name="P12" xml:id="id5" draw:id="id5" draw:layer="layout" svg:width="1.778cm" svg:height="0.635cm" svg:x="14.073cm" svg:y="5.953cm">
          <text:p text:style-name="P1"><text:span text:style-name="T6">Flow</text:span><text:span text:style-name="T5"> Tail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frame draw:style-name="gr15" draw:text-style-name="P6" xml:id="id10" draw:id="id10" draw:layer="layout" svg:width="2.489cm" svg:height="0.584cm" svg:x="9.834cm" svg:y="8.454cm">
          <draw:text-box>
            <text:p><text:span text:style-name="T4">bplib_process()</text:span></text:p>
          </draw:text-box>
        </draw:frame>
        <draw:custom-shape draw:style-name="gr3" draw:text-style-name="P3" xml:id="id9" draw:id="id9" draw:layer="layout" svg:width="1.778cm" svg:height="1.778cm" svg:x="2.49cm" svg:y="7.849cm">
          <text:p text:style-name="P1"><text:span text:style-name="T1">Process</text:span></text:p>
          <text:p text:style-name="P1"><text:span text:style-name="T1">Comman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10" draw:layer="layout" svg:width="1.397cm" svg:height="0.564cm" svg:x="1.328cm" svg:y="8.33cm">
          <draw:text-box>
            <text:p><text:span text:style-name="T5">CMD</text:span></text:p>
          </draw:text-box>
        </draw:frame>
        <draw:line draw:style-name="gr10" draw:text-style-name="P2" draw:layer="layout" svg:x1="1.4cm" svg:y1="8.737cm" svg:x2="2.543cm" svg:y2="8.737cm">
          <text:p/>
        </draw:line>
        <draw:connector draw:style-name="gr20" draw:text-style-name="P2" draw:layer="layout" svg:x1="4.268cm" svg:y1="8.738cm" svg:x2="9.834cm" svg:y2="8.746cm" draw:start-shape="id9" draw:start-glue-point="10" draw:end-shape="id10" svg:d="M4268 8738h2784v8h2782" svg:viewBox="0 0 5567 9">
          <text:p/>
        </draw:connector>
        <draw:frame draw:style-name="gr17" draw:text-style-name="P13" draw:layer="layout" svg:width="1.905cm" svg:height="0.641cm" svg:x="8.079cm" svg:y="8.266cm">
          <draw:text-box>
            <text:p><text:span text:style-name="T7">Bundle</text:span></text:p>
          </draw:text-box>
        </draw:frame>
        <draw:custom-shape draw:style-name="gr11" draw:text-style-name="P7" draw:layer="layout" svg:width="2.159cm" svg:height="1.651cm" svg:x="17.618cm" svg:y="1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2.159cm" svg:height="1.651cm" svg:x="17.618cm" svg:y="15.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2.159cm" svg:height="1.651cm" svg:x="17.618cm" svg:y="17.2cm">
          <text:p/>
          <draw:enhanced-geometry svg:viewBox="0 0 21600 21600" draw:type="rectangle" draw:enhanced-path="M 0 0 L 21600 0 21600 21600 0 21600 0 0 Z N"/>
        </draw:custom-shape>
        <draw:connector draw:style-name="gr10" draw:text-style-name="P2" draw:layer="layout" draw:type="line" svg:x1="17.618cm" svg:y1="6.279cm" svg:x2="15.851cm" svg:y2="6.27cm" draw:start-shape="id11" draw:start-glue-point="3" draw:end-shape="id5" draw:end-glue-point="1" svg:d="M17618 6279l-1767-9" svg:viewBox="0 0 1768 10">
          <text:p/>
        </draw:connector>
        <draw:connector draw:style-name="gr10" draw:text-style-name="P2" draw:layer="layout" draw:type="line" svg:x1="15.832cm" svg:y1="12.666cm" svg:x2="17.618cm" svg:y2="12.679cm" draw:start-shape="id2" draw:end-shape="id12" svg:d="M15832 12666l1786 13" svg:viewBox="0 0 1787 14">
          <text:p/>
        </draw:connector>
        <draw:connector draw:style-name="gr10" draw:text-style-name="P2" draw:layer="layout" draw:type="line" svg:x1="9.833cm" svg:y1="6.546cm" svg:x2="7.985cm" svg:y2="6.537cm" draw:start-shape="id6" draw:start-glue-point="3" draw:end-shape="id13" draw:end-glue-point="10" svg:d="M9833 6546l-1848-9" svg:viewBox="0 0 1849 10">
          <text:p/>
        </draw:connector>
        <draw:connector draw:style-name="gr10" draw:text-style-name="P2" draw:layer="layout" draw:type="line" svg:x1="6.207cm" svg:y1="6.537cm" svg:x2="5.318cm" svg:y2="6.537cm" draw:start-shape="id13" draw:start-glue-point="6" draw:end-shape="id7" draw:end-glue-point="1" svg:d="M6207 6537h-889" svg:viewBox="0 0 890 1">
          <text:p/>
        </draw:connector>
        <draw:custom-shape draw:style-name="gr13" draw:text-style-name="P11" draw:layer="layout" svg:width="2.159cm" svg:height="0.508cm" svg:x="17.618cm" svg:y="9.225cm">
          <text:p text:style-name="P1"><text:span text:style-name="T5">Block Header</text:span></text:p>
          <draw:enhanced-geometry svg:viewBox="0 0 21600 21600" draw:type="rectangle" draw:enhanced-path="M 0 0 L 21600 0 21600 21600 0 21600 0 0 Z N"/>
        </draw:custom-shape>
        <draw:connector draw:style-name="gr21" draw:text-style-name="P2" draw:layer="layout" draw:line-skew="0.3cm" svg:x1="19.777cm" svg:y1="6.279cm" svg:x2="19.726cm" svg:y2="9.288cm" draw:start-shape="id11" draw:end-shape="id14" draw:end-glue-point="1" svg:d="M19777 6279h800v3009h-851" svg:viewBox="0 0 852 3010">
          <text:p/>
        </draw:connector>
        <draw:connector draw:style-name="gr16" draw:text-style-name="P2" draw:layer="layout" draw:line-skew="0.351cm" svg:x1="19.726cm" svg:y1="9.688cm" svg:x2="19.726cm" svg:y2="12.488cm" draw:start-shape="id15" draw:start-glue-point="1" draw:end-shape="id16" draw:end-glue-point="1" svg:d="M19726 9688h851v2800h-851" svg:viewBox="0 0 852 2801">
          <text:p/>
        </draw:connector>
        <draw:connector draw:style-name="gr20" draw:text-style-name="P2" draw:layer="layout" svg:x1="12.323cm" svg:y1="8.746cm" svg:x2="14.119cm" svg:y2="9.682cm" draw:start-shape="id10" draw:start-glue-point="1" draw:end-shape="id17" svg:d="M12323 8746h898v936h898" svg:viewBox="0 0 1797 937">
          <text:p/>
        </draw:connector>
        <draw:custom-shape draw:style-name="gr1" draw:text-style-name="P1" draw:layer="layout" svg:width="0.635cm" svg:height="0.127cm" svg:x="19.091cm" svg:y="15.52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1" xml:id="id18" draw:id="id18" draw:layer="layout" svg:width="2.159cm" svg:height="0.508cm" svg:x="17.618cm" svg:y="15.525cm">
          <text:p text:style-name="P1"><text:span text:style-name="T5">Block Header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2.159cm" svg:height="0.508cm" svg:x="17.618cm" svg:y="16.325cm">
          <text:p text:style-name="P1"><text:span text:style-name="T5">Bundle</text:span></text:p>
          <draw:enhanced-geometry svg:viewBox="0 0 21600 21600" draw:type="rectangle" draw:enhanced-path="M 0 0 L 21600 0 21600 21600 0 21600 0 0 Z N"/>
        </draw:custom-shape>
        <draw:connector draw:style-name="gr10" draw:text-style-name="P2" draw:layer="layout" draw:type="line" svg:x1="8.004cm" svg:y1="11.334cm" svg:x2="9.833cm" svg:y2="11.354cm" draw:start-shape="id4" draw:end-shape="id1" svg:d="M8004 11334l1829 20" svg:viewBox="0 0 1830 21">
          <text:p/>
        </draw:connector>
        <draw:frame draw:style-name="gr17" draw:text-style-name="P13" draw:layer="layout" svg:width="1.905cm" svg:height="0.641cm" svg:x="12.279cm" svg:y="10.766cm">
          <draw:text-box>
            <text:p><text:span text:style-name="T7">Bundle</text:span></text:p>
          </draw:text-box>
        </draw:frame>
        <draw:frame draw:style-name="gr17" draw:text-style-name="P13" draw:layer="layout" svg:width="1.212cm" svg:height="0.641cm" svg:x="12.08cm" svg:y="8.267cm">
          <draw:text-box>
            <text:p><text:span text:style-name="T7">CID</text:span></text:p>
          </draw:text-box>
        </draw:frame>
        <draw:custom-shape draw:style-name="gr22" draw:text-style-name="P12" xml:id="id17" draw:id="id17" draw:layer="layout" svg:width="1.778cm" svg:height="1.323cm" svg:x="14.119cm" svg:y="9.021cm">
          <text:p text:style-name="P1"><text:span text:style-name="T5">Channel</text:span></text:p>
          <text:p text:style-name="P1"><text:span text:style-name="T5">Active</text:span></text:p>
          <text:p text:style-name="P1"><text:span text:style-name="T5">Table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23" draw:text-style-name="P2" draw:layer="layout" draw:line-skew="-0.325cm" svg:x1="11.077cm" svg:y1="6.838cm" svg:x2="15.008cm" svg:y2="9.021cm" draw:start-shape="id6" draw:start-glue-point="2" draw:end-shape="id17" svg:d="M11077 6838v766h3931v1417" svg:viewBox="0 0 3932 2184">
          <text:p/>
        </draw:connector>
        <draw:frame draw:style-name="gr24" draw:text-style-name="P13" draw:layer="layout" svg:width="1.639cm" svg:height="0.903cm" svg:x="12.08cm" svg:y="7.168cm">
          <draw:text-box>
            <text:p><text:span text:style-name="T7">CID</text:span></text:p>
          </draw:text-box>
        </draw:frame>
        <draw:connector draw:style-name="gr20" draw:text-style-name="P2" draw:layer="layout" svg:x1="15.897cm" svg:y1="9.682cm" svg:x2="17.618cm" svg:y2="15.779cm" draw:start-shape="id17" draw:start-glue-point="1" draw:end-shape="id18" svg:d="M15897 9682h861v6097h860" svg:viewBox="0 0 1722 6098">
          <text:p/>
        </draw:connector>
        <draw:frame draw:style-name="gr25" draw:text-style-name="P16" draw:layer="layout" svg:width="1.552cm" svg:height="1.503cm" svg:x="19.741cm" svg:y="7.112cm">
          <draw:text-box>
            <text:p text:style-name="P1"><text:span text:style-name="T9">Channel</text:span></text:p>
            <text:p text:style-name="P1"><text:span text:style-name="T9">Pending</text:span></text:p>
            <text:p text:style-name="P1"><text:span text:style-name="T9">Chain</text:span></text:p>
            <text:p text:style-name="P1"><text:span text:style-name="T5"/></text:p>
          </draw:text-box>
        </draw:frame>
        <draw:custom-shape draw:style-name="gr26" draw:text-style-name="P17" xml:id="id19" draw:id="id19" draw:layer="layout" svg:width="1.778cm" svg:height="1.323cm" svg:x="14.081cm" svg:y="14.716cm">
          <text:p text:style-name="P1"><text:span text:style-name="T5">Free</text:span></text:p>
          <text:p text:style-name="P1"><text:span text:style-name="T5">Block</text:span></text:p>
          <text:p text:style-name="P1"><text:span text:style-name="T5">Queue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10" draw:text-style-name="P2" draw:layer="layout" draw:type="line" svg:x1="14.97cm" svg:y1="14.716cm" svg:x2="14.943cm" svg:y2="12.984cm" draw:start-shape="id19" draw:end-shape="id2" draw:end-glue-point="2" svg:d="M14970 14716l-27-1732" svg:viewBox="0 0 28 1733">
          <text:p/>
        </draw:connector>
        <draw:custom-shape draw:style-name="gr27" draw:text-style-name="P17" xml:id="id21" draw:id="id21" draw:layer="layout" svg:width="1.778cm" svg:height="1.04cm" svg:x="14.082cm" svg:y="16.597cm">
          <text:p text:style-name="P1"><text:span text:style-name="T5">Bad</text:span></text:p>
          <text:p text:style-name="P1"><text:span text:style-name="T5">Block</text:span></text:p>
          <text:p text:style-name="P1"><text:span text:style-name="T5">Map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3" draw:text-style-name="P3" xml:id="id20" draw:id="id20" draw:layer="layout" svg:width="1.778cm" svg:height="1.778cm" svg:x="10.144cm" svg:y="15.224cm">
          <text:p text:style-name="P1"><text:span text:style-name="T1">Flash</text:span></text:p>
          <text:p text:style-name="P1"><text:span text:style-name="T1">Block</text:span></text:p>
          <text:p text:style-name="P1"><text:span text:style-name="T1">Manag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8" draw:text-style-name="P2" draw:layer="layout" draw:type="line" svg:x1="11.922cm" svg:y1="16.113cm" svg:x2="14.081cm" svg:y2="15.377cm" draw:start-shape="id20" draw:start-glue-point="10" draw:end-shape="id19" draw:end-glue-point="3" svg:d="M11922 16113l2159-736" svg:viewBox="0 0 2160 737">
          <text:p/>
        </draw:connector>
        <draw:connector draw:style-name="gr28" draw:text-style-name="P2" draw:layer="layout" draw:type="line" svg:x1="11.922cm" svg:y1="16.113cm" svg:x2="14.082cm" svg:y2="17.117cm" draw:start-shape="id20" draw:start-glue-point="10" draw:end-shape="id21" svg:d="M11922 16113l2160 1004" svg:viewBox="0 0 2161 1005">
          <text:p/>
        </draw:connector>
      </draw:page>
      <draw:page draw:name="page2" draw:style-name="dp1" draw:master-page-name="Default">
        <draw:custom-shape draw:style-name="gr29" draw:text-style-name="P18" draw:layer="layout" svg:width="13.97cm" svg:height="2.762cm" svg:x="3.794cm" svg:y="4.715cm">
          <text:p text:style-name="P1"><text:span text:style-name="T10">Bundle Protocol Library</text:span></text:p>
          <draw:enhanced-geometry svg:viewBox="0 0 21600 21600" draw:type="rectangle" draw:enhanced-path="M 0 0 L 21600 0 21600 21600 0 21600 0 0 Z N"/>
        </draw:custom-shape>
        <draw:custom-shape draw:style-name="gr30" draw:text-style-name="P19" xml:id="id22" draw:id="id22" draw:layer="layout" svg:width="2.794cm" svg:height="0.635cm" svg:x="4.275cm" svg:y="4.719cm">
          <text:p text:style-name="P1"><text:span text:style-name="T11">bplib_process</text:span></text:p>
          <draw:enhanced-geometry svg:viewBox="0 0 21600 21600" draw:type="rectangle" draw:enhanced-path="M 0 0 L 21600 0 21600 21600 0 21600 0 0 Z N"/>
        </draw:custom-shape>
        <draw:line draw:style-name="gr23" draw:text-style-name="P20" draw:layer="layout" svg:x1="5.698cm" svg:y1="3.285cm" svg:x2="5.699cm" svg:y2="4.682cm">
          <text:p/>
        </draw:line>
        <draw:frame draw:style-name="gr31" draw:text-style-name="P21" draw:layer="layout" svg:width="2.039cm" svg:height="0.721cm" svg:x="4.651cm" svg:y="2.518cm">
          <draw:text-box>
            <text:p><text:span text:style-name="T12">Bundles</text:span></text:p>
          </draw:text-box>
        </draw:frame>
        <draw:frame draw:style-name="gr32" draw:text-style-name="P21" draw:layer="layout" svg:width="1.399cm" svg:height="0.721cm" svg:x="11.739cm" svg:y="2.521cm">
          <draw:text-box>
            <text:p><text:span text:style-name="T12">Data</text:span></text:p>
          </draw:text-box>
        </draw:frame>
        <draw:frame draw:style-name="gr31" draw:text-style-name="P21" draw:layer="layout" svg:width="2.039cm" svg:height="0.721cm" svg:x="14.559cm" svg:y="2.522cm">
          <draw:text-box>
            <text:p><text:span text:style-name="T12">Bundles</text:span></text:p>
          </draw:text-box>
        </draw:frame>
        <draw:frame draw:style-name="gr32" draw:text-style-name="P21" draw:layer="layout" svg:width="1.399cm" svg:height="0.721cm" svg:x="8.07cm" svg:y="2.527cm">
          <draw:text-box>
            <text:p><text:span text:style-name="T12">Data</text:span></text:p>
          </draw:text-box>
        </draw:frame>
        <draw:custom-shape draw:style-name="gr30" draw:text-style-name="P19" xml:id="id25" draw:id="id25" draw:layer="layout" svg:width="2.794cm" svg:height="0.635cm" svg:x="11.033cm" svg:y="4.719cm">
          <text:p text:style-name="P1"><text:span text:style-name="T11">bplib_store</text:span></text:p>
          <draw:enhanced-geometry svg:viewBox="0 0 21600 21600" draw:type="rectangle" draw:enhanced-path="M 0 0 L 21600 0 21600 21600 0 21600 0 0 Z N"/>
        </draw:custom-shape>
        <draw:custom-shape draw:style-name="gr30" draw:text-style-name="P19" xml:id="id27" draw:id="id27" draw:layer="layout" svg:width="2.794cm" svg:height="0.635cm" svg:x="14.189cm" svg:y="4.719cm">
          <text:p text:style-name="P1"><text:span text:style-name="T11">bplib_load</text:span></text:p>
          <draw:enhanced-geometry svg:viewBox="0 0 21600 21600" draw:type="rectangle" draw:enhanced-path="M 0 0 L 21600 0 21600 21600 0 21600 0 0 Z N"/>
        </draw:custom-shape>
        <draw:custom-shape draw:style-name="gr30" draw:text-style-name="P19" xml:id="id24" draw:id="id24" draw:layer="layout" svg:width="2.794cm" svg:height="0.635cm" svg:x="7.369cm" svg:y="4.71cm">
          <text:p text:style-name="P1"><text:span text:style-name="T11">bplib_accept</text:span></text:p>
          <draw:enhanced-geometry svg:viewBox="0 0 21600 21600" draw:type="rectangle" draw:enhanced-path="M 0 0 L 21600 0 21600 21600 0 21600 0 0 Z N"/>
        </draw:custom-shape>
        <draw:line draw:style-name="gr23" draw:text-style-name="P20" draw:layer="layout" svg:x1="12.453cm" svg:y1="3.286cm" svg:x2="12.453cm" svg:y2="4.683cm">
          <text:p/>
        </draw:line>
        <draw:line draw:style-name="gr33" draw:text-style-name="P20" draw:layer="layout" svg:x1="8.799cm" svg:y1="3.286cm" svg:x2="8.799cm" svg:y2="4.683cm">
          <text:p/>
        </draw:line>
        <draw:line draw:style-name="gr33" draw:text-style-name="P20" draw:layer="layout" svg:x1="15.599cm" svg:y1="3.287cm" svg:x2="15.599cm" svg:y2="4.684cm">
          <text:p/>
        </draw:line>
        <draw:custom-shape draw:style-name="gr34" draw:text-style-name="P22" xml:id="id23" draw:id="id23" draw:layer="layout" svg:width="1.905cm" svg:height="3.175cm" svg:x="6.28cm" svg:y="8.62cm">
          <text:p text:style-name="P1"><text:span text:style-name="T13">Payload</text:span></text:p>
          <text:p text:style-name="P1"><text:span text:style-name="T13">Storage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4" draw:text-style-name="P22" xml:id="id26" draw:id="id26" draw:layer="layout" svg:width="1.905cm" svg:height="3.175cm" svg:x="13.08cm" svg:y="8.62cm">
          <text:p text:style-name="P1"><text:span text:style-name="T13">Bundle</text:span></text:p>
          <text:p text:style-name="P1"><text:span text:style-name="T13">Storage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23" draw:text-style-name="P2" draw:layer="layout" svg:x1="5.672cm" svg:y1="5.354cm" svg:x2="6.28cm" svg:y2="10.208cm" draw:start-shape="id22" draw:start-glue-point="2" draw:end-shape="id23" draw:end-glue-point="6" svg:d="M5672 5354v4854h608" svg:viewBox="0 0 609 4855">
          <text:p/>
        </draw:connector>
        <draw:connector draw:style-name="gr23" draw:text-style-name="P2" draw:layer="layout" svg:x1="8.185cm" svg:y1="10.208cm" svg:x2="8.766cm" svg:y2="5.345cm" draw:start-shape="id23" draw:start-glue-point="8" draw:end-shape="id24" svg:d="M8185 10208h581v-4863" svg:viewBox="0 0 582 4864">
          <text:p/>
        </draw:connector>
        <draw:connector draw:style-name="gr23" draw:text-style-name="P2" draw:layer="layout" svg:x1="12.43cm" svg:y1="5.354cm" svg:x2="13.08cm" svg:y2="10.208cm" draw:start-shape="id25" draw:start-glue-point="2" draw:end-shape="id26" draw:end-glue-point="6" svg:d="M12430 5354v4854h650" svg:viewBox="0 0 651 4855">
          <text:p/>
        </draw:connector>
        <draw:connector draw:style-name="gr23" draw:text-style-name="P2" draw:layer="layout" svg:x1="14.985cm" svg:y1="10.208cm" svg:x2="15.586cm" svg:y2="5.354cm" draw:start-shape="id26" draw:start-glue-point="8" draw:end-shape="id27" draw:end-glue-point="2" svg:d="M14985 10208h601v-4854" svg:viewBox="0 0 602 4855">
          <text:p/>
        </draw:connector>
        <draw:custom-shape draw:style-name="gr35" draw:text-style-name="P23" draw:layer="layout" svg:width="2.794cm" svg:height="0.635cm" svg:x="4.275cm" svg:y="7.801cm">
          <text:p text:style-name="P1"><text:span text:style-name="T11">enqueue</text:span></text:p>
          <draw:enhanced-geometry svg:viewBox="0 0 21600 21600" draw:type="rectangle" draw:enhanced-path="M 0 0 L 21600 0 21600 21600 0 21600 0 0 Z N"/>
        </draw:custom-shape>
        <draw:custom-shape draw:style-name="gr35" draw:text-style-name="P23" draw:layer="layout" svg:width="2.794cm" svg:height="0.635cm" svg:x="7.375cm" svg:y="7.801cm">
          <text:p text:style-name="P1"><text:span text:style-name="T11">dequeue</text:span></text:p>
          <draw:enhanced-geometry svg:viewBox="0 0 21600 21600" draw:type="rectangle" draw:enhanced-path="M 0 0 L 21600 0 21600 21600 0 21600 0 0 Z N"/>
        </draw:custom-shape>
        <draw:custom-shape draw:style-name="gr35" draw:text-style-name="P23" draw:layer="layout" svg:width="2.794cm" svg:height="0.635cm" svg:x="14.175cm" svg:y="7.801cm">
          <text:p text:style-name="P1"><text:span text:style-name="T11">dequeue</text:span></text:p>
          <draw:enhanced-geometry svg:viewBox="0 0 21600 21600" draw:type="rectangle" draw:enhanced-path="M 0 0 L 21600 0 21600 21600 0 21600 0 0 Z N"/>
        </draw:custom-shape>
        <draw:custom-shape draw:style-name="gr35" draw:text-style-name="P23" draw:layer="layout" svg:width="2.794cm" svg:height="0.635cm" svg:x="11.075cm" svg:y="7.801cm">
          <text:p text:style-name="P1"><text:span text:style-name="T11">enqueue</text:span></text:p>
          <draw:enhanced-geometry svg:viewBox="0 0 21600 21600" draw:type="rectangle" draw:enhanced-path="M 0 0 L 21600 0 21600 21600 0 21600 0 0 Z N"/>
        </draw:custom-shape>
        <draw:custom-shape draw:style-name="gr29" draw:text-style-name="P18" draw:layer="layout" svg:width="13.97cm" svg:height="2.762cm" svg:x="4.048cm" svg:y="17.034cm">
          <text:p text:style-name="P1"><text:span text:style-name="T10">Bundle Protocol Library</text:span></text:p>
          <draw:enhanced-geometry svg:viewBox="0 0 21600 21600" draw:type="rectangle" draw:enhanced-path="M 0 0 L 21600 0 21600 21600 0 21600 0 0 Z N"/>
        </draw:custom-shape>
        <draw:custom-shape draw:style-name="gr30" draw:text-style-name="P19" xml:id="id28" draw:id="id28" draw:layer="layout" svg:width="2.794cm" svg:height="0.635cm" svg:x="4.529cm" svg:y="17.038cm">
          <text:p text:style-name="P1"><text:span text:style-name="T11">bplib_process</text:span></text:p>
          <draw:enhanced-geometry svg:viewBox="0 0 21600 21600" draw:type="rectangle" draw:enhanced-path="M 0 0 L 21600 0 21600 21600 0 21600 0 0 Z N"/>
        </draw:custom-shape>
        <draw:line draw:style-name="gr23" draw:text-style-name="P20" draw:layer="layout" svg:x1="5.952cm" svg:y1="15.604cm" svg:x2="5.953cm" svg:y2="17.001cm">
          <text:p/>
        </draw:line>
        <draw:frame draw:style-name="gr31" draw:text-style-name="P21" draw:layer="layout" svg:width="2.039cm" svg:height="0.721cm" svg:x="4.905cm" svg:y="14.837cm">
          <draw:text-box>
            <text:p><text:span text:style-name="T12">Bundles</text:span></text:p>
          </draw:text-box>
        </draw:frame>
        <draw:frame draw:style-name="gr32" draw:text-style-name="P21" draw:layer="layout" svg:width="1.399cm" svg:height="0.721cm" svg:x="11.993cm" svg:y="14.84cm">
          <draw:text-box>
            <text:p><text:span text:style-name="T12">Data</text:span></text:p>
          </draw:text-box>
        </draw:frame>
        <draw:frame draw:style-name="gr31" draw:text-style-name="P21" draw:layer="layout" svg:width="2.039cm" svg:height="0.721cm" svg:x="14.813cm" svg:y="14.841cm">
          <draw:text-box>
            <text:p><text:span text:style-name="T12">Bundles</text:span></text:p>
          </draw:text-box>
        </draw:frame>
        <draw:frame draw:style-name="gr32" draw:text-style-name="P21" draw:layer="layout" svg:width="1.399cm" svg:height="0.721cm" svg:x="8.324cm" svg:y="14.846cm">
          <draw:text-box>
            <text:p><text:span text:style-name="T12">Data</text:span></text:p>
          </draw:text-box>
        </draw:frame>
        <draw:custom-shape draw:style-name="gr30" draw:text-style-name="P19" xml:id="id31" draw:id="id31" draw:layer="layout" svg:width="2.794cm" svg:height="0.635cm" svg:x="11.287cm" svg:y="17.038cm">
          <text:p text:style-name="P1"><text:span text:style-name="T11">bplib_store</text:span></text:p>
          <draw:enhanced-geometry svg:viewBox="0 0 21600 21600" draw:type="rectangle" draw:enhanced-path="M 0 0 L 21600 0 21600 21600 0 21600 0 0 Z N"/>
        </draw:custom-shape>
        <draw:custom-shape draw:style-name="gr30" draw:text-style-name="P19" xml:id="id33" draw:id="id33" draw:layer="layout" svg:width="2.794cm" svg:height="0.635cm" svg:x="14.443cm" svg:y="17.038cm">
          <text:p text:style-name="P1"><text:span text:style-name="T11">bplib_load</text:span></text:p>
          <draw:enhanced-geometry svg:viewBox="0 0 21600 21600" draw:type="rectangle" draw:enhanced-path="M 0 0 L 21600 0 21600 21600 0 21600 0 0 Z N"/>
        </draw:custom-shape>
        <draw:custom-shape draw:style-name="gr30" draw:text-style-name="P19" xml:id="id30" draw:id="id30" draw:layer="layout" svg:width="2.794cm" svg:height="0.635cm" svg:x="7.623cm" svg:y="17.029cm">
          <text:p text:style-name="P1"><text:span text:style-name="T11">bplib_accept</text:span></text:p>
          <draw:enhanced-geometry svg:viewBox="0 0 21600 21600" draw:type="rectangle" draw:enhanced-path="M 0 0 L 21600 0 21600 21600 0 21600 0 0 Z N"/>
        </draw:custom-shape>
        <draw:line draw:style-name="gr23" draw:text-style-name="P20" draw:layer="layout" svg:x1="12.707cm" svg:y1="15.605cm" svg:x2="12.707cm" svg:y2="17.002cm">
          <text:p/>
        </draw:line>
        <draw:line draw:style-name="gr33" draw:text-style-name="P20" draw:layer="layout" svg:x1="9.053cm" svg:y1="15.605cm" svg:x2="9.053cm" svg:y2="17.002cm">
          <text:p/>
        </draw:line>
        <draw:line draw:style-name="gr33" draw:text-style-name="P20" draw:layer="layout" svg:x1="15.853cm" svg:y1="15.606cm" svg:x2="15.853cm" svg:y2="17.003cm">
          <text:p/>
        </draw:line>
        <draw:custom-shape draw:style-name="gr34" draw:text-style-name="P22" xml:id="id29" draw:id="id29" draw:layer="layout" svg:width="1.905cm" svg:height="3.175cm" svg:x="6.534cm" svg:y="20.939cm">
          <text:p text:style-name="P1"><text:span text:style-name="T13">Payload</text:span></text:p>
          <text:p text:style-name="P1"><text:span text:style-name="T13">Storage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4" draw:text-style-name="P22" xml:id="id32" draw:id="id32" draw:layer="layout" svg:width="1.905cm" svg:height="3.175cm" svg:x="13.334cm" svg:y="20.939cm">
          <text:p text:style-name="P1"><text:span text:style-name="T13">Bundle</text:span></text:p>
          <text:p text:style-name="P1"><text:span text:style-name="T13">Storage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23" draw:text-style-name="P2" draw:layer="layout" svg:x1="5.926cm" svg:y1="17.673cm" svg:x2="6.534cm" svg:y2="22.527cm" draw:start-shape="id28" draw:start-glue-point="2" draw:end-shape="id29" draw:end-glue-point="6" svg:d="M5926 17673v4854h608" svg:viewBox="0 0 609 4855">
          <text:p/>
        </draw:connector>
        <draw:connector draw:style-name="gr23" draw:text-style-name="P2" draw:layer="layout" svg:x1="8.439cm" svg:y1="22.527cm" svg:x2="9.02cm" svg:y2="17.664cm" draw:start-shape="id29" draw:start-glue-point="8" draw:end-shape="id30" svg:d="M8439 22527h581v-4863" svg:viewBox="0 0 582 4864">
          <text:p/>
        </draw:connector>
        <draw:connector draw:style-name="gr23" draw:text-style-name="P2" draw:layer="layout" svg:x1="12.684cm" svg:y1="17.673cm" svg:x2="13.334cm" svg:y2="22.527cm" draw:start-shape="id31" draw:start-glue-point="2" draw:end-shape="id32" draw:end-glue-point="6" svg:d="M12684 17673v4854h650" svg:viewBox="0 0 651 4855">
          <text:p/>
        </draw:connector>
        <draw:connector draw:style-name="gr23" draw:text-style-name="P2" draw:layer="layout" svg:x1="15.239cm" svg:y1="22.527cm" svg:x2="15.84cm" svg:y2="17.673cm" draw:start-shape="id32" draw:start-glue-point="8" draw:end-shape="id33" draw:end-glue-point="2" svg:d="M15239 22527h601v-4854" svg:viewBox="0 0 602 4855">
          <text:p/>
        </draw:connector>
        <draw:custom-shape draw:style-name="gr35" draw:text-style-name="P23" draw:layer="layout" svg:width="2.794cm" svg:height="0.635cm" svg:x="4.529cm" svg:y="20.12cm">
          <text:p text:style-name="P1"><text:span text:style-name="T11">enqueue</text:span></text:p>
          <draw:enhanced-geometry svg:viewBox="0 0 21600 21600" draw:type="rectangle" draw:enhanced-path="M 0 0 L 21600 0 21600 21600 0 21600 0 0 Z N"/>
        </draw:custom-shape>
        <draw:custom-shape draw:style-name="gr35" draw:text-style-name="P23" draw:layer="layout" svg:width="2.794cm" svg:height="0.635cm" svg:x="7.629cm" svg:y="20.12cm">
          <text:p text:style-name="P1"><text:span text:style-name="T11">dequeue</text:span></text:p>
          <draw:enhanced-geometry svg:viewBox="0 0 21600 21600" draw:type="rectangle" draw:enhanced-path="M 0 0 L 21600 0 21600 21600 0 21600 0 0 Z N"/>
        </draw:custom-shape>
        <draw:custom-shape draw:style-name="gr35" draw:text-style-name="P23" draw:layer="layout" svg:width="2.794cm" svg:height="0.635cm" svg:x="14.429cm" svg:y="20.12cm">
          <text:p text:style-name="P1"><text:span text:style-name="T11">dequeue</text:span></text:p>
          <draw:enhanced-geometry svg:viewBox="0 0 21600 21600" draw:type="rectangle" draw:enhanced-path="M 0 0 L 21600 0 21600 21600 0 21600 0 0 Z N"/>
        </draw:custom-shape>
        <draw:custom-shape draw:style-name="gr35" draw:text-style-name="P23" draw:layer="layout" svg:width="2.794cm" svg:height="0.635cm" svg:x="11.329cm" svg:y="20.12cm">
          <text:p text:style-name="P1"><text:span text:style-name="T11">enqueue</text:span></text:p>
          <draw:enhanced-geometry svg:viewBox="0 0 21600 21600" draw:type="rectangle" draw:enhanced-path="M 0 0 L 21600 0 21600 21600 0 21600 0 0 Z N"/>
        </draw:custom-shape>
        <draw:custom-shape draw:style-name="gr34" draw:text-style-name="P22" draw:layer="layout" svg:width="1.905cm" svg:height="3.175cm" svg:x="9.934cm" svg:y="23.139cm">
          <text:p text:style-name="P1"><text:span text:style-name="T13">ACS</text:span></text:p>
          <text:p text:style-name="P1"><text:span text:style-name="T13">Storage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6" draw:text-style-name="P17" draw:layer="layout" svg:width="1.016cm" svg:height="1.016cm" svg:x="5.409cm" svg:y="18.172cm">
          <text:p text:style-name="P1"><text:span text:style-name="T5">typ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Mono L" svg:font-family="'Nimbus Mono L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draw:marker draw:name="Dimension_20_Lines" draw:display-name="Dimension Lines" svg:viewBox="0 0 836 110" svg:d="M0 0h278 278 280v36 36 38h-278-278-280v-36-36z"/>
    <draw:marker draw:name="Symmetric_20_Arrow" draw:display-name="Symmetric Arrow" svg:viewBox="0 0 1131 902" svg:d="M564 0l-564 902h1131z"/>
    <draw:marker draw:name="Triangle_20_unfilled" draw:display-name="Triangle unfilled" svg:viewBox="0 0 3000 3000" svg:d="M1500 0l1500 3000h-3000zM1500 447l-1176 2353h2353z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1">
      <style:graphic-properties svg:stroke-color="#000000" draw:fill="none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21T09:04:46.094577518</meta:creation-date>
    <dc:date>2018-11-13T09:26:37.381073157</dc:date>
    <meta:editing-duration>P1DT10H34M8S</meta:editing-duration>
    <meta:editing-cycles>74</meta:editing-cycles>
    <meta:generator>LibreOffice/5.3.6.1$Linux_X86_64 LibreOffice_project/30$Build-1</meta:generator>
    <meta:document-statistic meta:object-count="118"/>
  </office:meta>
</office:document-meta>
</file>